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stom" svg:font-family="Costom"/>
    <style:font-face style:name="Lohit Devanagari1" svg:font-family="'Lohit Devanagari'"/>
    <style:font-face style:name="custom body font" svg:font-family="'custom body font', sans-serif"/>
    <style:font-face style:name="euclid circular a" svg:font-family="'euclid circular a', arial, 'source sans pro'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細明體" svg:font-family="細明體" style:font-family-generic="roman" style:font-pitch="variable"/>
    <style:font-face style:name="Liberation Sans" svg:font-family="'Liberation Sans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細明體1" svg:font-family="細明體" style:font-family-generic="system" style:font-pitch="variable"/>
  </office:font-face-decls>
  <office:automatic-styles>
    <style:style style:name="P1" style:family="paragraph" style:parent-style-name="Standard">
      <style:text-properties officeooo:paragraph-rsid="00044938"/>
    </style:style>
    <style:style style:name="P2" style:family="paragraph" style:parent-style-name="Standard">
      <style:text-properties style:font-name="Liberation Mono" fo:font-size="18pt" fo:font-weight="bold" officeooo:paragraph-rsid="00044938" style:font-name-asian="Liberation Mono" style:font-size-asian="18pt" style:font-weight-asian="bold" style:font-size-complex="18pt"/>
    </style:style>
    <style:style style:name="P3" style:family="paragraph" style:parent-style-name="Standard">
      <style:text-properties style:font-name="Liberation Mono" fo:font-size="18pt" fo:font-style="italic" style:text-underline-style="solid" style:text-underline-width="auto" style:text-underline-color="font-color" fo:font-weight="bold" officeooo:paragraph-rsid="00044938" style:font-name-asian="Liberation Mono" style:font-size-asian="18pt" style:font-style-asian="italic" style:font-weight-asian="bold" style:font-size-complex="18pt" style:font-style-complex="italic"/>
    </style:style>
    <style:style style:name="P4" style:family="paragraph" style:parent-style-name="Standard">
      <style:paragraph-properties fo:margin-left="0.25in" fo:margin-right="0in" fo:text-indent="0in" style:auto-text-indent="false"/>
      <style:text-properties style:font-name="Liberation Mono" officeooo:paragraph-rsid="0010632b" style:font-name-asian="Liberation Mono" style:font-size-complex="12pt"/>
    </style:style>
    <style:style style:name="P5" style:family="paragraph" style:parent-style-name="Standard">
      <style:paragraph-properties fo:margin-left="0.25in" fo:margin-right="0in" fo:text-indent="0in" style:auto-text-indent="false"/>
      <style:text-properties style:font-name="Liberation Mono" fo:font-weight="normal" officeooo:paragraph-rsid="00044938" style:font-name-asian="Liberation Mono" style:font-weight-asian="normal" style:font-size-complex="12pt" style:font-weight-complex="normal"/>
    </style:style>
    <style:style style:name="P6" style:family="paragraph" style:parent-style-name="List_20_Paragraph">
      <style:paragraph-properties fo:margin-left="0.25in" fo:margin-right="0in" fo:text-indent="0in" style:auto-text-indent="false"/>
      <style:text-properties style:font-name="Liberation Mono" fo:font-weight="bold" officeooo:paragraph-rsid="00044938" style:font-name-asian="Liberation Mono" style:font-weight-asian="bold" style:font-size-complex="12pt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Liberation Mono" fo:font-size="11pt" officeooo:paragraph-rsid="000a9e53" style:font-name-asian="Liberation Mono" style:font-size-asian="9.60000038146973pt" style:font-size-complex="11pt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Liberation Mono" fo:font-size="11pt" style:text-underline-style="none" officeooo:paragraph-rsid="001585d2" style:font-name-asian="Liberation Mono" style:font-size-asian="9.60000038146973pt" style:font-size-complex="11pt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Liberation Mono" fo:font-size="11pt" fo:font-style="normal" style:text-underline-style="none" officeooo:paragraph-rsid="000bf98a" style:font-name-asian="Liberation Mono" style:font-size-asian="9.60000038146973pt" style:font-style-asian="normal" style:font-size-complex="11pt" style:font-style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Liberation Mono" fo:font-size="11pt" fo:font-style="normal" style:text-underline-style="none" officeooo:paragraph-rsid="001585d2" style:font-name-asian="Liberation Mono" style:font-size-asian="9.60000038146973pt" style:font-style-asian="normal" style:font-size-complex="11pt" style:font-style-complex="norm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Liberation Mono" fo:font-size="11pt" fo:font-style="normal" officeooo:paragraph-rsid="000cbb18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Liberation Mono" fo:font-size="11pt" fo:font-weight="bold" officeooo:paragraph-rsid="00044938" style:font-name-asian="Liberation Mono" style:font-size-asian="9.60000038146973pt" style:font-weight-asian="bold" style:font-size-complex="11pt" style:font-weight-complex="bold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Liberation Mono" fo:font-size="18pt" fo:font-style="italic" style:text-underline-style="solid" style:text-underline-width="auto" style:text-underline-color="font-color" fo:font-weight="bold" officeooo:paragraph-rsid="00044938" style:font-name-asian="Liberation Mono" style:font-size-asian="18pt" style:font-style-asian="italic" style:font-weight-asian="bold" style:font-size-complex="18pt" style:font-style-complex="italic" style:font-weight-complex="bold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Liberation Mono" fo:font-size="18pt" fo:font-style="normal" style:text-underline-style="solid" style:text-underline-width="auto" style:text-underline-color="font-color" fo:font-weight="bold" officeooo:paragraph-rsid="00044938" style:font-name-asian="Liberation Mono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Liberation Mono" fo:font-size="18pt" fo:font-style="normal" style:text-underline-style="solid" style:text-underline-width="auto" style:text-underline-color="font-color" fo:font-weight="bold" officeooo:paragraph-rsid="000a9e53" style:font-name-asian="Liberation Mono" style:font-size-asian="18pt" style:font-style-asian="normal" style:font-weight-asian="bold" style:font-size-complex="18pt" style:font-style-complex="normal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Liberation Mono" fo:font-size="18pt" fo:font-style="normal" style:text-underline-style="solid" style:text-underline-width="auto" style:text-underline-color="font-color" fo:font-weight="bold" officeooo:paragraph-rsid="000bf98a" style:font-name-asian="Liberation Mono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Liberation Mono" fo:font-size="14pt" fo:font-weight="normal" officeooo:paragraph-rsid="00044938" style:font-name-asian="Liberation Mono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Liberation Mono" fo:font-size="14pt" fo:font-weight="normal" officeooo:paragraph-rsid="0007e26e" style:font-name-asian="Liberation Mono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Liberation Mono" fo:font-size="14pt" fo:font-style="normal" style:text-underline-style="none" fo:font-weight="normal" officeooo:paragraph-rsid="000bf98a" style:font-name-asian="Liberation Mono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Liberation Mono" fo:font-size="14pt" fo:font-style="normal" style:text-underline-style="none" fo:font-weight="normal" officeooo:rsid="000cbb18" officeooo:paragraph-rsid="000cbb18" style:font-name-asian="Liberation Mono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12529" style:font-name="custom body font" fo:font-size="14pt" fo:letter-spacing="normal" fo:font-style="normal" style:text-underline-style="none" fo:font-weight="normal" officeooo:rsid="000cbb18" officeooo:paragraph-rsid="001585d2" style:font-name-asian="Liberation Mono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12529" style:font-name="custom body font" fo:font-size="14pt" fo:letter-spacing="normal" fo:font-style="normal" style:text-underline-style="none" fo:font-weight="normal" officeooo:rsid="000cbb18" officeooo:paragraph-rsid="000bf98a" style:font-name-asian="Liberation Mono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12529" style:font-name="custom body font" fo:font-size="14pt" fo:letter-spacing="normal" fo:font-style="normal" style:text-underline-style="none" fo:font-weight="normal" officeooo:paragraph-rsid="000bf98a" style:font-name-asian="Liberation Mono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List_20_Paragraph">
      <style:paragraph-properties fo:margin-left="0in" fo:margin-right="0in" fo:text-indent="0in" style:auto-text-indent="false"/>
      <style:text-properties style:font-name="Liberation Mono" officeooo:paragraph-rsid="0010632b" style:font-name-asian="Liberation Mono"/>
    </style:style>
    <style:style style:name="P25" style:family="paragraph" style:parent-style-name="List_20_Paragraph">
      <style:paragraph-properties fo:margin-left="0in" fo:margin-right="0in" fo:text-indent="0in" style:auto-text-indent="false"/>
      <style:text-properties style:font-name="Liberation Mono" fo:font-weight="normal" officeooo:paragraph-rsid="00044938" style:font-name-asian="Liberation Mono" style:font-weight-asian="normal" style:font-size-complex="12pt" style:font-weight-complex="normal"/>
    </style:style>
    <style:style style:name="P26" style:family="paragraph" style:parent-style-name="List_20_Paragraph">
      <style:text-properties style:font-name="Liberation Mono" fo:font-weight="bold" officeooo:paragraph-rsid="00044938" style:font-name-asian="Liberation Mono" style:font-weight-asian="bold" style:font-size-complex="12pt" style:font-weight-complex="bold"/>
    </style:style>
    <style:style style:name="P27" style:family="paragraph" style:parent-style-name="List_20_Paragraph">
      <style:text-properties style:font-name="Liberation Mono" fo:font-size="18pt" style:text-underline-style="solid" style:text-underline-width="auto" style:text-underline-color="font-color" fo:font-weight="bold" officeooo:paragraph-rsid="00044938" style:font-name-asian="Liberation Mono" style:font-size-asian="18pt" style:font-weight-asian="bold" style:font-size-complex="12pt" style:font-weight-complex="bold"/>
    </style:style>
    <style:style style:name="P28" style:family="paragraph" style:parent-style-name="List_20_Paragraph">
      <style:paragraph-properties fo:margin-left="0.5835in" fo:margin-right="0in" fo:text-indent="0in" style:auto-text-indent="false"/>
      <style:text-properties fo:color="#171717" style:font-name="Consolas" fo:font-weight="bold" officeooo:paragraph-rsid="00044938" style:font-weight-asian="bold" style:font-weight-complex="bold"/>
    </style:style>
    <style:style style:name="P29" style:family="paragraph" style:parent-style-name="List_20_Paragraph">
      <style:paragraph-properties fo:margin-left="0.8335in" fo:margin-right="0in" fo:text-indent="0in" style:auto-text-indent="false"/>
      <style:text-properties style:font-name="Liberation Mono" officeooo:paragraph-rsid="0010632b" style:font-name-asian="Liberation Mono" style:font-size-complex="12pt"/>
    </style:style>
    <style:style style:name="P30" style:family="paragraph" style:parent-style-name="Standard">
      <style:text-properties style:font-name="Liberation Mono" fo:font-size="14pt" fo:font-weight="normal" officeooo:paragraph-rsid="00044938" style:font-name-asian="Liberation Mono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12529" style:font-name="Liberation Mono" fo:font-size="18pt" fo:letter-spacing="normal" fo:font-style="normal" style:text-underline-style="solid" style:text-underline-width="auto" style:text-underline-color="font-color" fo:font-weight="bold" officeooo:rsid="000cbb18" officeooo:paragraph-rsid="001903d4" style:font-name-asian="Liberation Mono" style:font-size-asian="18pt" style:font-style-asian="normal" style:font-weight-asian="bold" style:font-size-complex="18pt" style:font-style-complex="normal" style:font-weight-complex="bold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12529" style:font-name="Liberation Mono" fo:font-size="14pt" fo:letter-spacing="normal" fo:font-style="normal" style:text-underline-style="none" fo:font-weight="normal" officeooo:rsid="000cbb18" officeooo:paragraph-rsid="0019f5e6" style:font-name-asian="Liberation Mono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12529" style:font-name="Liberation Mono" fo:font-size="14pt" fo:letter-spacing="normal" fo:font-style="normal" style:text-underline-style="none" fo:font-weight="normal" officeooo:rsid="000cbb18" officeooo:paragraph-rsid="001bf4d1" style:font-name-asian="Liberation Mono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Liberation Mono" fo:font-size="18pt" fo:font-style="italic" style:text-underline-style="solid" style:text-underline-width="auto" style:text-underline-color="font-color" fo:font-weight="bold" officeooo:paragraph-rsid="001903d4" style:font-name-asian="Liberation Mono" style:font-size-asian="18pt" style:font-style-asian="italic" style:font-weight-asian="bold" style:font-size-complex="18pt" style:font-style-complex="italic" style:font-weight-complex="bold"/>
    </style:style>
    <style:style style:name="P35" style:family="paragraph" style:parent-style-name="Standard">
      <style:paragraph-properties fo:margin-left="0.25in" fo:margin-right="0in" fo:text-indent="0in" style:auto-text-indent="false"/>
      <style:text-properties style:font-name="Liberation Mono" fo:font-size="14pt" fo:font-weight="normal" officeooo:paragraph-rsid="0010632b" style:font-name-asian="Liberation Mono" style:font-size-asian="14pt" style:font-weight-asian="normal" style:font-size-complex="14pt" style:font-weight-complex="normal"/>
    </style:style>
    <style:style style:name="P36" style:family="paragraph" style:parent-style-name="Text_20_body" style:master-page-name="Standard">
      <style:paragraph-properties style:page-number="auto"/>
      <style:text-properties style:font-name="Liberation Mono" officeooo:paragraph-rsid="00044938" style:font-name-asian="Liberation Mono"/>
    </style:style>
    <style:style style:name="P37" style:family="paragraph" style:parent-style-name="List_20_Paragraph" style:list-style-name="WWNum7">
      <style:text-properties style:font-name="Liberation Mono" fo:font-size="14pt" fo:font-weight="normal" officeooo:paragraph-rsid="0010632b" style:font-name-asian="Liberation Mono" style:font-size-asian="14pt" style:font-weight-asian="normal" style:font-size-complex="14pt" style:font-weight-complex="normal"/>
    </style:style>
    <style:style style:name="P38" style:family="paragraph" style:parent-style-name="List_20_Paragraph" style:list-style-name="WWNum6">
      <style:text-properties style:font-name="Liberation Mono" fo:font-size="14pt" fo:font-weight="normal" officeooo:paragraph-rsid="0010632b" style:font-name-asian="Liberation Mono" style:font-size-asian="14pt" style:font-weight-asian="normal" style:font-size-complex="14pt" style:font-weight-complex="normal"/>
    </style:style>
    <style:style style:name="P39" style:family="paragraph" style:parent-style-name="List_20_Paragraph" style:list-style-name="WWNum4">
      <style:text-properties style:font-name="Liberation Mono" fo:font-size="14pt" fo:font-weight="normal" officeooo:paragraph-rsid="00044938" style:font-name-asian="Liberation Mono" style:font-size-asian="14pt" style:font-weight-asian="normal" style:font-size-complex="14pt" style:font-weight-complex="normal"/>
    </style:style>
    <style:style style:name="P40" style:family="paragraph" style:parent-style-name="List_20_Paragraph" style:list-style-name="WWNum5">
      <style:text-properties style:font-name="Liberation Mono" fo:font-size="14pt" fo:font-weight="normal" officeooo:paragraph-rsid="00044938" style:font-name-asian="Liberation Mono" style:font-size-asian="14pt" style:font-weight-asian="normal" style:font-size-complex="14pt" style:font-weight-complex="normal"/>
    </style:style>
    <style:style style:name="P41" style:family="paragraph" style:parent-style-name="List_20_Paragraph" style:list-style-name="WWNum3">
      <style:text-properties style:font-name="Liberation Mono" fo:font-size="14pt" fo:font-weight="normal" officeooo:paragraph-rsid="00044938" style:font-name-asian="Liberation Mono" style:font-size-asian="14pt" style:font-weight-asian="normal" style:font-size-complex="14pt" style:font-weight-complex="normal"/>
    </style:style>
    <style:style style:name="P42" style:family="paragraph" style:parent-style-name="List_20_Paragraph" style:list-style-name="WWNum7">
      <style:text-properties style:font-name="Liberation Mono" fo:font-size="14pt" style:text-underline-style="none" fo:font-weight="normal" officeooo:paragraph-rsid="0010632b" style:font-name-asian="Liberation Mono" style:font-size-asian="14pt" style:font-weight-asian="normal" style:font-size-complex="14pt" style:font-weight-complex="normal"/>
    </style:style>
    <style:style style:name="P43" style:family="paragraph" style:parent-style-name="List_20_Paragraph">
      <style:text-properties style:font-name="Liberation Mono" fo:font-size="14pt" fo:font-weight="bold" officeooo:paragraph-rsid="00044938" style:font-name-asian="Liberation Mono" style:font-size-asian="14pt" style:font-weight-asian="bold" style:font-size-complex="14pt"/>
    </style:style>
    <style:style style:name="P44" style:family="paragraph" style:parent-style-name="List_20_Paragraph" style:list-style-name="WWNum1">
      <style:paragraph-properties fo:margin-left="0in" fo:margin-right="0in" fo:text-indent="0in" style:auto-text-indent="false"/>
      <style:text-properties style:font-name="Liberation Mono" fo:font-size="18pt" style:text-underline-style="solid" style:text-underline-width="auto" style:text-underline-color="font-color" fo:font-weight="bold" officeooo:paragraph-rsid="00044938" style:font-name-asian="Liberation Mono" style:font-size-asian="18pt" style:font-weight-asian="bold" style:font-size-complex="18pt"/>
    </style:style>
    <style:style style:name="P45" style:family="paragraph" style:parent-style-name="List_20_Paragraph" style:list-style-name="WWNum1">
      <style:paragraph-properties fo:margin-left="0in" fo:margin-right="0in" fo:text-indent="0in" style:auto-text-indent="false"/>
      <style:text-properties style:font-name="Liberation Mono" fo:font-size="18pt" style:text-underline-style="solid" style:text-underline-width="auto" style:text-underline-color="font-color" fo:font-weight="bold" officeooo:paragraph-rsid="00044938" style:font-name-asian="Liberation Mono" style:font-size-asian="18pt" style:font-weight-asian="bold" style:font-size-complex="18pt" style:font-weight-complex="bold"/>
    </style:style>
    <style:style style:name="P46" style:family="paragraph" style:parent-style-name="List_20_Paragraph">
      <style:paragraph-properties fo:margin-left="0.25in" fo:margin-right="0in" fo:text-indent="0in" style:auto-text-indent="false"/>
      <style:text-properties style:font-name="Liberation Mono" fo:font-size="14pt" fo:font-weight="normal" officeooo:paragraph-rsid="00044938" style:font-name-asian="Liberation Mono" style:font-size-asian="14pt" style:font-weight-asian="normal" style:font-size-complex="14pt" style:font-weight-complex="normal"/>
    </style:style>
    <style:style style:name="P47" style:family="paragraph" style:parent-style-name="List_20_Paragraph">
      <style:paragraph-properties fo:margin-left="0.3335in" fo:margin-right="0in" fo:text-indent="0.1665in" style:auto-text-indent="false"/>
      <style:text-properties style:font-name="Liberation Mono" fo:font-size="14pt" fo:font-weight="normal" officeooo:paragraph-rsid="00044938" style:font-name-asian="Liberation Mono" style:font-size-asian="14pt" style:font-weight-asian="normal" style:font-size-complex="14pt" style:font-weight-complex="normal"/>
    </style:style>
    <style:style style:name="P48" style:family="paragraph" style:parent-style-name="List_20_Paragraph">
      <style:paragraph-properties fo:margin-left="0.5in" fo:margin-right="0in" fo:text-indent="0in" style:auto-text-indent="false"/>
      <style:text-properties style:font-name="Liberation Mono" fo:font-size="14pt" fo:font-weight="normal" officeooo:paragraph-rsid="00044938" style:font-name-asian="Liberation Mono" style:font-size-asian="14pt" style:font-weight-asian="normal" style:font-size-complex="14pt" style:font-weight-complex="normal"/>
    </style:style>
    <style:style style:name="T1" style:family="text">
      <style:text-properties fo:font-size="18pt" fo:language="en" fo:country="US" fo:font-weight="bold" style:font-size-asian="18pt" style:font-weight-asian="bold" style:font-size-complex="18pt"/>
    </style:style>
    <style:style style:name="T2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5" style:family="text">
      <style:text-properties style:text-position="super 58%" style:font-name="Liberation Mono" fo:font-size="14pt" fo:font-weight="normal" style:font-name-asian="Liberation Mono" style:font-size-asian="14pt" style:font-weight-asian="normal" style:font-name-complex="Segoe UI" style:font-size-complex="14pt" style:font-weight-complex="normal"/>
    </style:style>
    <style:style style:name="T6" style:family="text">
      <style:text-properties style:font-name="Liberation Mono" style:font-name-asian="Liberation Mono"/>
    </style:style>
    <style:style style:name="T7" style:family="text">
      <style:text-properties style:font-name="Liberation Mono" fo:font-size="14pt" fo:font-weight="normal" style:font-name-asian="Liberation Mono" style:font-size-asian="14pt" style:font-weight-asian="normal" style:font-size-complex="14pt" style:font-weight-complex="normal"/>
    </style:style>
    <style:style style:name="T8" style:family="text">
      <style:text-properties style:font-name="Liberation Mono" fo:font-size="14pt" fo:font-weight="normal" style:font-name-asian="Liberation Mono" style:font-size-asian="14pt" style:font-weight-asian="normal" style:font-name-complex="Segoe UI" style:font-size-complex="14pt" style:font-weight-complex="normal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0cbb18" style:font-size-asian="14pt" style:font-weight-asian="normal" style:font-size-complex="14pt" style:font-weight-complex="normal"/>
    </style:style>
    <style:style style:name="T11" style:family="text">
      <style:text-properties fo:font-size="14pt" style:text-underline-style="none" fo:font-weight="normal" officeooo:rsid="000cbb18" style:font-name-asian="Liberation Mono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212529" style:font-name="custom body font" fo:font-size="14pt" fo:letter-spacing="normal" fo:font-style="normal" fo:font-weight="normal" officeooo:rsid="000cbb18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212529" style:font-name="custom body font" fo:font-size="14pt" fo:letter-spacing="normal" fo:font-weight="normal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212529" style:font-name="custom body font" fo:font-size="14pt" fo:letter-spacing="normal" fo:font-weight="normal" officeooo:rsid="000cbb18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25265e" style:font-name="euclid circular a" fo:font-size="13pt" fo:letter-spacing="normal" fo:font-weight="normal" officeooo:rsid="000cbb18" style:font-size-asian="13pt" style:font-weight-asian="normal" style:font-size-complex="13pt" style:font-weight-complex="normal"/>
    </style:style>
    <style:style style:name="T16" style:family="text">
      <style:text-properties fo:font-variant="normal" fo:text-transform="none" fo:color="#ce181e" style:font-name="custom body font" fo:font-size="14pt" fo:letter-spacing="normal" fo:font-weight="normal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ce181e" style:font-name="custom body font" fo:font-size="14pt" fo:letter-spacing="normal" fo:font-weight="normal" officeooo:rsid="000cbb18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ce181e" style:font-name="custom body font" fo:font-size="14pt" fo:letter-spacing="normal" fo:font-style="normal" fo:font-weight="normal" officeooo:rsid="000cbb18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ce181e" fo:font-size="14pt" style:text-underline-style="none" fo:font-weight="normal" officeooo:rsid="000cbb18" style:font-name-asian="Liberation Mono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ce181e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">407410081 </text:span><text:span text:style-name="T2">余書齊 project3: mychecker (&amp;parser&amp;scanner)</text:span></text:p>
      <text:p text:style-name="P2"><text:bookmark text:name="_GoBack"/>C_subset_description:</text:p>
      <text:p text:style-name="P2">(以下為我自己寫的g檔所涵蓋的subset)</text:p>
      <text:p text:style-name="P3">1.scanner part:</text:p>
      <text:p text:style-name="P3"/>
      <text:list xml:id="list2324372452" text:style-name="WWNum1">
        <text:list-header>
          <text:p text:style-name="P44">1.Keyword (關鍵字): </text:p>
        </text:list-header>
      </text:list>
      <text:p text:style-name="P30">關鍵字我上網找了C的所有關鍵字，為以下的字</text:p>
      <text:p text:style-name="P1"><text:span text:style-name="HTML_20_Code"><text:span text:style-name="T7">auto, break, case, char, const, continue, default, do, double,else, enum, extern, float, for, goto, if,</text:span></text:span><text:span text:style-name="T8"> </text:span><text:span text:style-name="HTML_20_Code"><text:span text:style-name="T7">inline,</text:span></text:span><text:span text:style-name="T8"> </text:span><text:span text:style-name="HTML_20_Code"><text:span text:style-name="T7">int, long, register,</text:span></text:span><text:span text:style-name="T8"> </text:span><text:span text:style-name="HTML_20_Code"><text:span text:style-name="T7">restrict,</text:span></text:span><text:span text:style-name="T5">， </text:span><text:span text:style-name="HTML_20_Code"><text:span text:style-name="T7">return, short,</text:span></text:span><text:span text:style-name="T8"> </text:span><text:span text:style-name="HTML_20_Code"><text:span text:style-name="T7">signed,</text:span></text:span><text:span text:style-name="T8"> </text:span><text:span text:style-name="HTML_20_Code"><text:span text:style-name="T7">sizeof,</text:span></text:span><text:span text:style-name="T8"> </text:span><text:span text:style-name="HTML_20_Code"><text:span text:style-name="T7">static,struct,</text:span></text:span><text:span text:style-name="T8"> </text:span><text:span text:style-name="HTML_20_Code"><text:span text:style-name="T7">switch, typedef,</text:span></text:span><text:span text:style-name="T8"> </text:span><text:span text:style-name="HTML_20_Code"><text:span text:style-name="T7">union,</text:span></text:span><text:span text:style-name="T8"> </text:span><text:span text:style-name="HTML_20_Code"><text:span text:style-name="T7">unsigned,</text:span></text:span><text:span text:style-name="T8"> </text:span><text:span text:style-name="HTML_20_Code"><text:span text:style-name="T7">void,</text:span></text:span><text:span text:style-name="T8"> </text:span><text:span text:style-name="HTML_20_Code"><text:span text:style-name="T7">volatile, while,</text:span></text:span><text:a xlink:type="simple" xlink:href="https://docs.microsoft.com/zh-tw/cpp/c-language/alignment-c?view=msvc-160#alignas-and-_alignas-c11" text:style-name="ListLabel_20_6" text:visited-style-name="ListLabel_20_6"><text:span text:style-name="HTML_20_Code"><text:span text:style-name="T8">_Alignas</text:span></text:span></text:a><text:span text:style-name="HTML_20_Code"><text:span text:style-name="T7">,</text:span></text:span><text:span text:style-name="T8"> </text:span><text:a xlink:type="simple" xlink:href="https://docs.microsoft.com/zh-tw/cpp/c-language/alignment-c?view=msvc-160#alignof-and-_alignof-c11" text:style-name="ListLabel_20_6" text:visited-style-name="ListLabel_20_6"><text:span text:style-name="HTML_20_Code"><text:span text:style-name="T8">_Alignof</text:span></text:span></text:a><text:span text:style-name="HTML_20_Code"><text:span text:style-name="T7">,</text:span></text:span><text:span text:style-name="T8"> </text:span><text:span text:style-name="HTML_20_Code"><text:span text:style-name="T7">_Atomic,</text:span></text:span><text:span text:style-name="T8"> </text:span><text:span text:style-name="HTML_20_Code"><text:span text:style-name="T7">_Bool,</text:span></text:span><text:span text:style-name="T8"> </text:span><text:span text:style-name="HTML_20_Code"><text:span text:style-name="T7">_Complex,</text:span></text:span><text:span text:style-name="T8"> </text:span><text:a xlink:type="simple" xlink:href="https://docs.microsoft.com/zh-tw/cpp/c-language/generic_selection?view=msvc-160" text:style-name="ListLabel_20_6" text:visited-style-name="ListLabel_20_6"><text:span text:style-name="HTML_20_Code"><text:span text:style-name="T8">_Generic</text:span></text:span></text:a><text:span text:style-name="HTML_20_Code"><text:span text:style-name="T7">,</text:span></text:span><text:span text:style-name="T8"> </text:span><text:span text:style-name="HTML_20_Code"><text:span text:style-name="T7">_Imaginary,_Noreturn,</text:span></text:span><text:span text:style-name="T8"> </text:span><text:span text:style-name="HTML_20_Code"><text:span text:style-name="T7">_Static_assert,_Thread_local</text:span></text:span></text:p>
      <text:p text:style-name="P28"><text:span text:style-name="HTML_20_Code"><text:span text:style-name="T6"/></text:span></text:p>
      <text:p text:style-name="P28"><text:span text:style-name="HTML_20_Code"><text:span text:style-name="T6"/></text:span></text:p>
      <text:p text:style-name="P28"><text:span text:style-name="HTML_20_Code"><text:span text:style-name="T6"/></text:span></text:p>
      <text:list xml:id="list172542246287027" text:continue-numbering="true" text:style-name="WWNum1">
        <text:list-header>
          <text:p text:style-name="P44">2.Program statement(支援的運算):</text:p>
        </text:list-header>
      </text:list>
      <text:p text:style-name="P46">有包含以下幾種</text:p>
      <text:list xml:id="list786828066" text:style-name="WWNum3">
        <text:list-item>
          <text:p text:style-name="P41">Pointer operators(指標運算子):</text:p>
        </text:list-item>
      </text:list>
      <text:p text:style-name="P47">(|'*'('*')*|'&amp;' | '-&gt;' | '.' | '-&gt;*' | '.*')</text:p>
      <text:list xml:id="list172542002252437" text:continue-numbering="true" text:style-name="WWNum3">
        <text:list-item>
          <text:p text:style-name="P41">Arithmetic Operators(算術運算子):</text:p>
        </text:list-item>
      </text:list>
      <text:p text:style-name="P47">('+' | '-' |'*'| '/' | '%' | '++' | '--');</text:p>
      <text:list xml:id="list172540701962405" text:continue-numbering="true" text:style-name="WWNum3">
        <text:list-item>
          <text:p text:style-name="P41">Comparision Operators(比較運算子):</text:p>
        </text:list-item>
      </text:list>
      <text:p text:style-name="P48">('==' | '!=' | '&gt;'| '&lt;' | '&lt;=' | '&gt;=')</text:p>
      <text:list xml:id="list172542018465265" text:continue-numbering="true" text:style-name="WWNum3">
        <text:list-item>
          <text:p text:style-name="P41">Logical Operators(邏輯運算子):</text:p>
        </text:list-item>
      </text:list>
      <text:p text:style-name="P48">('!' | '||' | '&amp;&amp;')</text:p>
      <text:list xml:id="list172541508374167" text:continue-numbering="true" text:style-name="WWNum3">
        <text:list-item>
          <text:p text:style-name="P41">Bitwise operators(位元運算子):</text:p>
        </text:list-item>
      </text:list>
      <text:p text:style-name="P48">('&amp;' | '|' | '^' | '&lt;&lt;' | '&gt;&gt;')</text:p>
      <text:list xml:id="list172541122790685" text:continue-numbering="true" text:style-name="WWNum3">
        <text:list-item>
          <text:p text:style-name="P41">Assignment Operators (設定 or指派運算子):</text:p>
        </text:list-item>
      </text:list>
      <text:p text:style-name="P47">('=' | '+=' | <text:s/>'-=' | '/=' | '*=' | '%=' | '&amp;=' | '|=' | '^=' | '&lt;&lt;=' | '&gt;&gt;=')</text:p>
      <text:p text:style-name="P43"/>
      <text:list xml:id="list172542337914860" text:continue-list="list172542246287027" text:style-name="WWNum1">
        <text:list-header>
          <text:p text:style-name="P44">3.Parentheses (括號):</text:p>
        </text:list-header>
      </text:list>
      <text:p text:style-name="P46">有涵蓋以下類型的括號</text:p>
      <text:list xml:id="list443937133" text:style-name="WWNum4">
        <text:list-item>
          <text:p text:style-name="P39">Parenthesis(小括號): ( , )</text:p>
        </text:list-item>
        <text:list-item>
          <text:p text:style-name="P39">Square_brackets(中括號): [ ,]</text:p>
        </text:list-item>
        <text:list-item>
          <text:p text:style-name="P39">Curly_bracket(大括號): { ,}</text:p>
        </text:list-item>
      </text:list>
      <text:p text:style-name="P5"/>
      <text:list xml:id="list172541089104687" text:continue-list="list172542337914860" text:style-name="WWNum1">
        <text:list-header>
          <text:p text:style-name="P45">4.String(字串):</text:p>
        </text:list-header>
      </text:list>
      <text:p text:style-name="P46">在兩個雙引號(””)之間的所有字組合</text:p>
      <text:p text:style-name="P6"><text:soft-page-break/></text:p>
      <text:list xml:id="list172541418157403" text:continue-numbering="true" text:style-name="WWNum1">
        <text:list-header>
          <text:p text:style-name="P45">5.Comment(註解):</text:p>
        </text:list-header>
      </text:list>
      <text:p text:style-name="P46">兩種註解方法:</text:p>
      <text:list xml:id="list3031043920" text:style-name="WWNum5">
        <text:list-item>
          <text:p text:style-name="P40">在 /* 與 */ 之間的所有字組合</text:p>
        </text:list-item>
        <text:list-item>
          <text:p text:style-name="P40">在//後的所有字組合(遇到換行時結束)</text:p>
        </text:list-item>
      </text:list>
      <text:p text:style-name="P27"/>
      <text:p text:style-name="P27"/>
      <text:p text:style-name="P24"><text:span text:style-name="T4">6. </text:span><text:span text:style-name="T3">Identifier(識別字):</text:span></text:p>
      <text:p text:style-name="P35">開頭為<text:span text:style-name="T21">英文字母</text:span>中間可為<text:span text:style-name="T21">英文或數字</text:span>的字 </text:p>
      <text:p text:style-name="P35">如:變數或函數</text:p>
      <text:p text:style-name="P35">Ps.變數名稱是獨特的 只會有一個</text:p>
      <text:p text:style-name="P35">程式可包含多個函式 或</text:p>
      <text:p text:style-name="P35">只有一個main function 或</text:p>
      <text:p text:style-name="P35">只有一個main function，再加上多個函式</text:p>
      <text:p text:style-name="P4"/>
      <text:p text:style-name="P24"><text:span text:style-name="T4">7. </text:span><text:span text:style-name="T3">Number (數字):</text:span></text:p>
      <text:list xml:id="list183808632" text:style-name="WWNum6">
        <text:list-item>
          <text:p text:style-name="P38">FLOAT_NUM(浮點數)</text:p>
        </text:list-item>
        <text:list-item>
          <text:p text:style-name="P38">OCTAL_NUM(八進位數)</text:p>
        </text:list-item>
        <text:list-item>
          <text:p text:style-name="P38">DECIMAL_NUM(十進位數)</text:p>
        </text:list-item>
        <text:list-item>
          <text:p text:style-name="P38">HEX_NUM(十六進位數)</text:p>
        </text:list-item>
      </text:list>
      <text:p text:style-name="P29"/>
      <text:p text:style-name="P24"><text:span text:style-name="T4">8.</text:span><text:span text:style-name="T3"> Ws ,newline and others (空白 換行與其他符號):</text:span></text:p>
      <text:list xml:id="list546363449" text:style-name="WWNum7">
        <text:list-item>
          <text:p text:style-name="P37">Colon(冒號)</text:p>
        </text:list-item>
        <text:list-item>
          <text:p text:style-name="P37">Comma(逗號)</text:p>
        </text:list-item>
        <text:list-item>
          <text:p text:style-name="P37">Semicolon(分號)</text:p>
        </text:list-item>
        <text:list-item>
          <text:p text:style-name="P42">Ws(空白與換行)</text:p>
        </text:list-item>
      </text:list>
      <text:p text:style-name="P25"/>
      <text:p text:style-name="P26"/>
      <text:p text:style-name="P26"/>
      <text:p text:style-name="P13">2.parser part:</text:p>
      <text:p text:style-name="P14">Start Symbol &amp; Declartions :</text:p>
      <text:p text:style-name="P12"><text:s text:c="2"/></text:p>
      <text:p text:style-name="P17">1.支援標頭檔</text:p>
      <text:p text:style-name="P17"/>
      <text:p text:style-name="P17">2.可宣告”有”或”無”參數的含式在全域scope 可純宣告或有實做 </text:p>
      <text:p text:style-name="P17">(比如int A();or int A(int a,b){declaration statement;} </text:p>
      <text:p text:style-name="P17"/>
      <text:p text:style-name="P7"><text:span text:style-name="T9">3.可做所有基本型態(const,volatile)(int ,char,float,double,signed,unsigned,long,short,void)宣告並初始化(可以是負數),並支援</text:span><text:span text:style-name="T20">陣列宣告</text:span><text:span text:style-name="T9">以及</text:span><text:span text:style-name="T20">指標宣告</text:span></text:p>
      <text:p text:style-name="P18"/>
      <text:p text:style-name="P18">4.可宣告union或 struct 或 enum</text:p>
      <text:p text:style-name="P18">5.可使用typedef定義型態名</text:p>
      <text:p text:style-name="P15">Expression:</text:p>
      <text:p text:style-name="P19"><text:soft-page-break/></text:p>
      <text:p text:style-name="P9"><text:span text:style-name="T9">1.所有的assignment expression(=,!=.+=,-=..…</text:span><text:span text:style-name="T10">)</text:span></text:p>
      <text:p text:style-name="P11"><text:span text:style-name="T11">2.++與-- 的expression(不論是</text:span><text:span text:style-name="T15">Prefix and Postfix ,ex:a++,++a</text:span><text:span text:style-name="T11">)</text:span></text:p>
      <text:p text:style-name="P11"><text:span text:style-name="T11">3.所有的邏輯運算子(</text:span><text:span text:style-name="T19">包含優先順序</text:span><text:span text:style-name="T11">)語句 </text:span></text:p>
      <text:p text:style-name="P11"><text:span text:style-name="T11">4.所有的算術運算子(</text:span><text:span text:style-name="T19">包含優先順序</text:span><text:span text:style-name="T11">)語句(+,-,*,/,%)</text:span></text:p>
      <text:p text:style-name="P20">5.指標(-&gt;)和結構(.)的表達式</text:p>
      <text:p text:style-name="P10"><text:span text:style-name="T14">6.</text:span><text:span text:style-name="T17">函式呼叫</text:span></text:p>
      <text:p text:style-name="P8"><text:span text:style-name="T12">7.</text:span><text:span text:style-name="T18">有括號在內</text:span><text:span text:style-name="T12">的運算</text:span></text:p>
      <text:p text:style-name="P21">8.條件運算子(?:)</text:p>
      <text:p text:style-name="P16">Statement:</text:p>
      <text:p text:style-name="P9"><text:span text:style-name="T9">1.i</text:span><text:span text:style-name="T13">f-then</text:span></text:p>
      <text:p text:style-name="P23">2. if-then-else</text:p>
      <text:p text:style-name="P23">3. for-loop</text:p>
      <text:p text:style-name="P23">4.while-loop</text:p>
      <text:p text:style-name="P9"><text:span text:style-name="T13">5.</text:span><text:span text:style-name="T16">不固定參數</text:span><text:span text:style-name="T13">的printf function.</text:span></text:p>
      <text:p text:style-name="P23">6 複合式陳述句</text:p>
      <text:p text:style-name="P23">7.switch case default</text:p>
      <text:p text:style-name="P23">8.return (可接expression or not)</text:p>
      <text:p text:style-name="P23">9.continue break</text:p>
      <text:p text:style-name="P9"><text:span text:style-name="T13">10. do while</text:span><text:span text:style-name="T14">-loop</text:span></text:p>
      <text:p text:style-name="P22">11. goto</text:p>
      <text:p text:style-name="P22"/>
      <text:p text:style-name="P22">其他比較細節或重複性高的subset比如巢狀迴圈或是巢狀運算式就沒有特別敘述了 主要講述比較重要及常用的</text:p>
      <text:p text:style-name="P22"/>
      <text:p text:style-name="P34">3.typechecker part:</text:p>
      <text:p text:style-name="P34">rules:</text:p>
      <text:p text:style-name="P32">(1) 變數使用必須先宣告</text:p>
      <text:p text:style-name="P32">(2) 變數只能宣告一次</text:p>
      <text:p text:style-name="P32">(3) 支援變數初始化(ex:int a = 1 or int a= b+1...) 但初始值必須為相同type </text:p>
      <text:p text:style-name="P32">(4) 運算子的type必須為相同</text:p>
      <text:p text:style-name="P32">(5) 兩邊運算元的type必須相同</text:p>
      <text:p text:style-name="P32">(6) ==、!=、&gt;=、&gt;、&lt;=、&lt; 等運算的結果,其 type 為 boolean.</text:p>
      <text:p text:style-name="P32">例如: expression 2&gt;3 的 type 為 boolean.</text:p>
      <text:p text:style-name="P33">(7) if-else、for-loop、while-loop do-while switch-case constructs 的 condition 部分,遵守c語言的規範 只有放入的是assignment expression 才會出錯 比如a = b，若裡面放入的是變數或</text:p>
      <text:p text:style-name="P33">一般運算式 則不會出錯</text:p>
      <text:p text:style-name="P32"/>
      <text:p text:style-name="P34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stom" svg:font-family="Costom"/>
    <style:font-face style:name="Lohit Devanagari1" svg:font-family="'Lohit Devanagari'"/>
    <style:font-face style:name="custom body font" svg:font-family="'custom body font', sans-serif"/>
    <style:font-face style:name="euclid circular a" svg:font-family="'euclid circular a', arial, 'source sans pro'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細明體" svg:font-family="細明體" style:font-family-generic="roman" style:font-pitch="variable"/>
    <style:font-face style:name="Liberation Sans" svg:font-family="'Liberation Sans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細明體1" svg:font-family="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333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細明體" fo:font-family="細明體" style:font-family-generic="roman" style:font-pitch="variable" fo:font-size="12pt" style:font-name-asian="細明體1" style:font-family-asian="細明體" style:font-family-generic-asian="system" style:font-pitch-asian="variable" style:font-size-asian="12pt" style:font-name-complex="細明體1" style:font-family-complex="細明體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" style:display-name="ListLabel 6" style:family="text">
      <style:text-properties style:font-name="Consolas" fo:font-family="Consolas" style:font-family-generic="roman" style:font-pitch="variable" fo:font-weight="bold" style:font-weight-asian="bold" style:font-name-complex="Segoe UI" style:font-family-complex="'Segoe UI'" style:font-family-generic-complex="system" style:font-pitch-complex="variable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3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33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9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58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9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58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9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9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58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9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58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9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9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58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9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58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9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9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58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9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58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9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9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58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9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58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9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5-21T17:25:40.410619597</dc:date>
    <meta:editing-duration>PT3H5M15S</meta:editing-duration>
    <meta:editing-cycles>21</meta:editing-cycles>
    <meta:document-statistic meta:table-count="0" meta:image-count="0" meta:object-count="0" meta:page-count="3" meta:paragraph-count="91" meta:word-count="929" meta:character-count="2549" meta:non-whitespace-character-count="2329"/>
  </office:meta>
</office:document-meta>
</file>